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 style:list-style-name="WW8Num2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 style:list-style-name="WW8Num3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4pt" style:font-size-asian="14pt" style:font-name-complex="Arial" style:font-size-complex="14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ielgruppe:</text:p>
      <text:list xml:id="list3689966261647718602" text:style-name="WW8Num1">
        <text:list-item>
          <text:p text:style-name="P4">Alter von 14 – 35 ( Geschätztes Alter in dem Interesse an Zombiespielen besteht )</text:p>
        </text:list-item>
        <text:list-item>
          <text:p text:style-name="P4">Bevorzugt männlich</text:p>
        </text:list-item>
        <text:list-item>
          <text:p text:style-name="P4">Besonders ansprechen sollte es Gamer/Horrorgamer/Brettspielliebhaber</text:p>
        </text:list-item>
        <text:list-item>
          <text:p text:style-name="P4">Beruf/Herkunft irrelevant</text:p>
        </text:list-item>
        <text:list-item>
          <text:p text:style-name="P4">Interesse in bekannten Zombiespielen-/Filmen-/Serien ( TWD, DayZ, Resident Evil, etc.)</text:p>
        </text:list-item>
      </text:list>
      <text:p text:style-name="Standard"><text:span text:style-name="T1">→ Aber auch Fantasie, Mystik, Strategie</text:span></text:p>
      <text:list xml:id="list34643379" text:continue-numbering="true" text:style-name="WW8Num1">
        <text:list-item>
          <text:p text:style-name="P4">Angelegt auf lange Spielabende, nicht für zwischendurch</text:p>
        </text:list-item>
        <text:list-item>
          <text:p text:style-name="P4">Flexible Spieler, welche sich auch gerne mal intensiv mit einem Spiel beschäftigen</text:p>
        </text:list-item>
      </text:list>
      <text:p text:style-name="P3"/>
      <text:p text:style-name="P1">Alleinstellungsmerkmale:</text:p>
      <text:p text:style-name="P11"><text:span text:style-name="T1"><text:s text:c="6"/>→ Sei der letzte Überlebende in einer Welt, in der nicht nur Zombies deine Feinde sind, <text:s text:c="20"/>sondern womöglich auch deine Mitstreiter ←</text:span></text:p>
      <text:p text:style-name="P5"/>
      <text:list xml:id="list6717693222235415238" text:style-name="WW8Num2">
        <text:list-item>
          <text:list>
            <text:list-item>
              <text:list>
                <text:list-item>
                  <text:p text:style-name="P7">Soll das Spielkonzept von DayZ ( Zombie-Survival / Apokalypse ) in seiner Mechanik und Vielfalt als Brettspiel umsetzen</text:p>
                </text:list-item>
                <text:list-item>
                  <text:p text:style-name="P7">Gefördert wird hier vor allem die Risikobereitschaft, als auch eine vorsichtige</text:p>
                </text:list-item>
              </text:list>
            </text:list-item>
          </text:list>
        </text:list-item>
      </text:list>
      <text:p text:style-name="P6">Vorgehensweise </text:p>
      <text:list xml:id="list34667869" text:continue-numbering="true" text:style-name="WW8Num2">
        <text:list-item>
          <text:list>
            <text:list-item>
              <text:list>
                <text:list-item>
                  <text:p text:style-name="P7">Progressive Steigerung der eigenen Stärke und der Verschaffung eines Vorteils</text:p>
                </text:list-item>
              </text:list>
            </text:list-item>
          </text:list>
        </text:list-item>
      </text:list>
      <text:p text:style-name="P6">gegenüber den Mitspielern sind Kernelemente</text:p>
      <text:list xml:id="list34669196" text:continue-numbering="true" text:style-name="WW8Num2">
        <text:list-item>
          <text:list>
            <text:list-item>
              <text:list>
                <text:list-item>
                  <text:p text:style-name="P7">Storytelling steht im Hintergrund, da jede neue Runde DayZ einen indiviuellen </text:p>
                </text:list-item>
              </text:list>
            </text:list-item>
          </text:list>
        </text:list-item>
      </text:list>
      <text:p text:style-name="P6">Verlauf nimmt und der Fortschritt zufällig und willkürlich sein kann</text:p>
      <text:p text:style-name="P6"/>
      <text:list xml:id="list7109824313474773575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Vergleicht man das Spiel in seiner Mechanik mit anderen bereits vorhandenen Titeln, zieht man parallelen zu „Die Siedler von Katan“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und „Cluedo“</text:p>
      <text:p text:style-name="P6"/>
      <text:p text:style-name="P12"><text:span text:style-name="T1">→ </text:span><text:span text:style-name="T2">DayZ bietet eine Mischung aus wirtschaftlichen, taktischen und sozialen Aspekten, während es die eigentliche Komplexität durch vorgegebene Vorgehensweisen und Zufallsereignissen nimmt</text:span></text:p>
      <text:p text:style-name="P6"/>
      <text:p text:style-name="P6"/>
      <text:p text:style-name="P2">Spiel-Mechanismus:</text:p>
      <text:list xml:id="list8584741946601110888" text:style-name="L1">
        <text:list-item>
          <text:list>
            <text:list-item>
              <text:list>
                <text:list-item>
                  <text:p text:style-name="P9">Das Spiel ist ausgelegt auf 6 Spieler</text:p>
                </text:list-item>
                <text:list-item>
                  <text:p text:style-name="P9">Zwischen 45 ~ 90 min</text:p>
                </text:list-item>
                <text:list-item>
                  <text:p text:style-name="P9">Ziel ist es der letzte Überlebende auf dem Spiel zu sein</text:p>
                  <text:p text:style-name="P9"/>
                </text:list-item>
                <text:list-item>
                  <text:p text:style-name="P9">1) Jeder Spieler zieht eine sogenannte „Charakter-Karte“, diese gibt ihm vor, wie er seine Beziehungen zu seinen Mitspielern pflegen muss.</text:p>
                  <text:p text:style-name="P9">2) Jeder Spieler startet an einem anderen Spawn, wer anfängt wird gewürfelt</text:p>
                  <text:p text:style-name="P9">3) Mittels Würfeln bewegen sich die Spieler vorwärts (Richtung kann variieren), dabei sammeln sie unterwegs Ressourcen und Waffen auf</text:p>
                  <text:p text:style-name="P9">4) Ein „NPC-Zombie“ befindet sich ebenfalls im Spiel, dessen Bewegung sowohl durch Würfeln als auch Ereigniskarten bestimmt werden kann und muss</text:p>
                  <text:p text:style-name="P9">5) Stirbt ein Spieler etwa durch den Kampf mit Zombies oder einem Mitstreiter, wird er selbst zu einem Zombie, der nun die Möglichkeit hat noch entscheidene Spieleingriffe zu machen</text:p>
                  <text:p text:style-name="P9">6) Freie Bewegung über das Spielfeld machen ein „Zielfeld“ somit unnötig</text:p>
                </text:list-item>
              </text:list>
            </text:list-item>
          </text:list>
        </text:list-item>
      </text:list>
      <text:p text:style-name="P6"/>
      <text:p text:style-name="P2">Design:</text:p>
      <text:p text:style-name="P6"/>
      <text:list xml:id="list647238939563732634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ehe Skizze Katja und Modell Ka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Regelwerk: Offen</text:p>
      <text:list xml:id="list34659114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5:14:39</meta:creation-date>
    <dc:date>2014-10-17T14:49:56.76</dc:date>
    <meta:editing-cycles>2</meta:editing-cycles>
    <meta:editing-duration>PT9M3S</meta:editing-duration>
    <meta:generator>OpenOffice/4.0.1$Win32 OpenOffice.org_project/401m5$Build-9714</meta:generator>
    <meta:document-statistic meta:table-count="0" meta:image-count="0" meta:object-count="0" meta:page-count="1" meta:paragraph-count="34" meta:word-count="360" meta:character-count="2404"/>
  </office:meta>
</office:document-meta>
</file>